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3965" calcext:value-type="float">
            <text:p>3965</text:p>
          </table:table-cell>
          <table:table-cell office:value-type="float" office:value="3973" calcext:value-type="float">
            <text:p>3973</text:p>
          </table:table-cell>
          <table:table-cell office:value-type="float" office:value="0.50062924742" calcext:value-type="float">
            <text:p>0.5006292474</text:p>
          </table:table-cell>
          <table:table-cell office:value-type="float" office:value="0.506683480454" calcext:value-type="float">
            <text:p>0.5066834805</text:p>
          </table:table-cell>
          <table:table-cell office:value-type="float" office:value="0.450289453813" calcext:value-type="float">
            <text:p>0.4502894538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float" office:value="3959" calcext:value-type="float">
            <text:p>3959</text:p>
          </table:table-cell>
          <table:table-cell office:value-type="float" office:value="3965" calcext:value-type="float">
            <text:p>3965</text:p>
          </table:table-cell>
          <table:table-cell office:value-type="float" office:value="0.499119053612" calcext:value-type="float">
            <text:p>0.4991190536</text:p>
          </table:table-cell>
          <table:table-cell office:value-type="float" office:value="0.520080828492" calcext:value-type="float">
            <text:p>0.5200808285</text:p>
          </table:table-cell>
          <table:table-cell office:value-type="float" office:value="0.427490542245" calcext:value-type="float">
            <text:p>0.4274905422</text:p>
          </table:table-cell>
        </table:table-row>
        <table:table-row table:style-name="ro1">
          <table:table-cell table:number-columns-repeated="2" office:value-type="float" office:value="3973" calcext:value-type="float">
            <text:p>3973</text:p>
          </table:table-cell>
          <table:table-cell office:value-type="float" office:value="3957" calcext:value-type="float">
            <text:p>3957</text:p>
          </table:table-cell>
          <table:table-cell office:value-type="float" office:value="0.498615655676" calcext:value-type="float">
            <text:p>0.4986156557</text:p>
          </table:table-cell>
          <table:table-cell office:value-type="float" office:value="0.507676818525" calcext:value-type="float">
            <text:p>0.5076768185</text:p>
          </table:table-cell>
          <table:table-cell office:value-type="float" office:value="0.594136972454" calcext:value-type="float">
            <text:p>0.5941369725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float" office:value="3968" calcext:value-type="float">
            <text:p>3968</text:p>
          </table:table-cell>
          <table:table-cell office:value-type="float" office:value="3974" calcext:value-type="float">
            <text:p>3974</text:p>
          </table:table-cell>
          <table:table-cell office:value-type="float" office:value="0.494583018393" calcext:value-type="float">
            <text:p>0.4945830184</text:p>
          </table:table-cell>
          <table:table-cell office:value-type="float" office:value="0.509576612903" calcext:value-type="float">
            <text:p>0.5095766129</text:p>
          </table:table-cell>
          <table:table-cell office:value-type="float" office:value="0.439859084046" calcext:value-type="float">
            <text:p>0.439859084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3964" calcext:value-type="float">
            <text:p>3964</text:p>
          </table:table-cell>
          <table:table-cell office:value-type="float" office:value="3972" calcext:value-type="float">
            <text:p>3972</text:p>
          </table:table-cell>
          <table:table-cell office:value-type="float" office:value="0.491696024157" calcext:value-type="float">
            <text:p>0.4916960242</text:p>
          </table:table-cell>
          <table:table-cell office:value-type="float" office:value="0.494954591322" calcext:value-type="float">
            <text:p>0.4949545913</text:p>
          </table:table-cell>
          <table:table-cell office:value-type="float" office:value="0.497985901309" calcext:value-type="float">
            <text:p>0.4979859013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3882" calcext:value-type="float">
            <text:p>3882</text:p>
          </table:table-cell>
          <table:table-cell office:value-type="float" office:value="3944" calcext:value-type="float">
            <text:p>3944</text:p>
          </table:table-cell>
          <table:table-cell office:value-type="float" office:value="0.493568726356" calcext:value-type="float">
            <text:p>0.4935687264</text:p>
          </table:table-cell>
          <table:table-cell office:value-type="float" office:value="0.515198351365" calcext:value-type="float">
            <text:p>0.5151983514</text:p>
          </table:table-cell>
          <table:table-cell office:value-type="float" office:value="0.536511156187" calcext:value-type="float">
            <text:p>0.53651115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7])" office:value-type="float" office:value="3971.16666666667" calcext:value-type="float">
            <text:p>3971.1666666667</text:p>
          </table:table-cell>
          <table:table-cell table:formula="of:=AVERAGE([.B2:.B7])" office:value-type="float" office:value="3951.83333333333" calcext:value-type="float">
            <text:p>3951.8333333333</text:p>
          </table:table-cell>
          <table:table-cell table:formula="of:=AVERAGE([.C2:.C7])" office:value-type="float" office:value="3964.16666666667" calcext:value-type="float">
            <text:p>3964.1666666667</text:p>
          </table:table-cell>
          <table:table-cell table:formula="of:=AVERAGE([.D2:.D7])" office:value-type="float" office:value="0.496368620935667" calcext:value-type="float">
            <text:p>0.4963686209</text:p>
          </table:table-cell>
          <table:table-cell table:formula="of:=AVERAGE([.E2:.E7])" office:value-type="float" office:value="0.509028447176833" calcext:value-type="float">
            <text:p>0.5090284472</text:p>
          </table:table-cell>
          <table:table-cell table:formula="of:=AVERAGE([.F2:.F7])" office:value-type="float" office:value="0.491045518342333" calcext:value-type="float">
            <text:p>0.4910455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08:32:23.132531800</dc:date>
    <meta:document-statistic meta:table-count="1" meta:cell-count="48" meta:object-count="0"/>
    <meta:generator>LibreOffice/4.2.7.2$Linux_X86_64 LibreOffice_project/420m0$Build-2</meta:generator>
  </office:meta>
</office:document-meta>
</file>